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3843DFB879C882E3F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  <style:text-properties fo:language="de" fo:country="CH"/>
    </style:style>
    <style:style style:name="P2" style:family="paragraph">
      <style:text-properties fo:language="de" fo:country="CH"/>
    </style:style>
    <style:style style:name="P3" style:family="paragraph">
      <loext:graphic-properties draw:fill-color="#ffffff"/>
      <style:text-properties fo:language="de" fo:country="CH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language="de" fo:country="CH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de" fo:country="CH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8cm" svg:height="15.749cm" svg:x="0.002cm" svg:y="0.001cm">
          <draw:image xlink:href="Pictures/1000020100000640000003843DFB879C882E3FF9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Entwicklung eines Spiels mit Un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weggründe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it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piel-Engine</text:p>
              </text:list-item>
              <text:list-item>
                <text:p>grati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ie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3D</text:p>
              </text:list-item>
              <text:list-item>
                <text:p><text:span text:style-name="T1">Weltraum</text:span></text:p>
              </text:list-item>
              <text:list-item>
                <text:p>Raumschiff</text:p>
              </text:list-item>
              <text:list-item>
                <text:p>Asteroide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D-Modells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Vorgehen</text:span>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ulta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ip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itHub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Verzeichnis" style:family="graphic">
      <style:paragraph-properties style:text-autospace="none"/>
      <style:text-properties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1-28T00:20:35.826000000</dc:date>
    <meta:editing-duration>PT2H50M34S</meta:editing-duration>
    <meta:editing-cycles>5</meta:editing-cycles>
    <meta:document-statistic meta:object-count="61"/>
  </office:meta>
</office:document-meta>
</file>